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759in"/>
    </style:style>
    <style:style style:name="Table1.B" style:family="table-column">
      <style:table-column-properties style:column-width="4.16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ertainly! Here’s a refined <text:span text:style-name="Strong_20_Emphasis">“Path to Adoption”</text:span> section, styled as a constitutional article. It weaves together pragmatic incentives, incremental steps, and historic precedents to persuade nations to join—anchored in the democratic, leaderless ethos of the rest of the compact.</text:p>
      <text:p text:style-name="Horizontal_20_Line"/>
      <text:h text:style-name="Heading_20_2" text:outline-level="2"><text:span text:style-name="Strong_20_Emphasis">Article XIV – Path to Adoption &amp; Implementation</text:span></text:h>
      <text:h text:style-name="Heading_20_3" text:outline-level="3"><text:span text:style-name="Strong_20_Emphasis">Section 1. Initial Coalition of Willing States &amp; Pilot Federations</text:span></text:h>
      <text:list xml:id="list3155806537" text:style-name="L1">
        <text:list-item>
          <text:p text:style-name="P1">A <text:span text:style-name="Strong_20_Emphasis">coalition of diverse, democratically inclined nations</text:span> establishes a treaty-based <text:span text:style-name="Strong_20_Emphasis">Foundational Charter</text:span>, outside the UN framework initially, akin to how the World Health Organization, ICC, and ILO were launched (<text:a xlink:type="simple" xlink:href="https://en.wikipedia.org/wiki/Dublin_Declaration?utm_source=chatgpt.com" text:style-name="Internet_20_link" text:visited-style-name="Visited_20_Internet_20_Link">en.wikipedia.org</text:a>, <text:a xlink:type="simple" xlink:href="https://en.wikipedia.org/wiki/World_Constitution_and_Parliament_Association?utm_source=chatgpt.com" text:style-name="Internet_20_link" text:visited-style-name="Visited_20_Internet_20_Link">en.wikipedia.org</text:a>).</text:p>
        </text:list-item>
        <text:list-item>
          <text:p text:style-name="P1">This pilot federation serves as a living governance laboratory—demonstrating the efficiency, transparency, and legitimacy of the Earth Compact’s system.</text:p>
        </text:list-item>
      </text:list>
      <text:h text:style-name="Heading_20_3" text:outline-level="3"><text:span text:style-name="Strong_20_Emphasis">Section 2. Incremental Institutions &amp; UN Reform</text:span></text:h>
      <text:list xml:id="list3262422623" text:style-name="L2">
        <text:list-item>
          <text:p text:style-name="P2">Working through <text:span text:style-name="Strong_20_Emphasis">incremental steps</text:span>, the framework supports creation of a <text:span text:style-name="Strong_20_Emphasis">UN Parliamentary Assembly (UNPA)</text:span> as a subsidiary body under Article 22 of the UN Charter (<text:a xlink:type="simple" xlink:href="https://en.wikipedia.org/wiki/Dublin_Declaration?utm_source=chatgpt.com" text:style-name="Internet_20_link" text:visited-style-name="Visited_20_Internet_20_Link">en.wikipedia.org</text:a>).</text:p>
        </text:list-item>
        <text:list-item>
          <text:p text:style-name="P2">Building credibility through <text:span text:style-name="Strong_20_Emphasis">Pact for the Future</text:span>–style agreements (e.g. digital governance, climate frameworks) exhibits early wins and shared norm-building (<text:a xlink:type="simple" xlink:href="https://en.wikipedia.org/wiki/Global_Digital_Compact?utm_source=chatgpt.com" text:style-name="Internet_20_link" text:visited-style-name="Visited_20_Internet_20_Link">en.wikipedia.org</text:a>).</text:p>
        </text:list-item>
      </text:list>
      <text:h text:style-name="Heading_20_3" text:outline-level="3"><text:span text:style-name="Strong_20_Emphasis">Section 3. Financial &amp; Technical Incentives</text:span></text:h>
      <text:list xml:id="list3421181049" text:style-name="L3">
        <text:list-item>
          <text:p text:style-name="P3">Donor actors, civil society, philanthropic foundations, and regional bodies offer <text:span text:style-name="Strong_20_Emphasis">technical assistance</text:span>, funding packages, and capacity-building aimed at enabling developing countries to join—mirroring successful mechanisms like the Advance Market Commitment and public-private health innovations such as GHIT Fund (<text:a xlink:type="simple" xlink:href="https://en.wikipedia.org/wiki/Advance_market_commitment?utm_source=chatgpt.com" text:style-name="Internet_20_link" text:visited-style-name="Visited_20_Internet_20_Link">en.wikipedia.org</text:a>).</text:p>
        </text:list-item>
        <text:list-item>
          <text:p text:style-name="P3">A <text:span text:style-name="Strong_20_Emphasis">global resources dividend</text:span> and <text:span text:style-name="Strong_20_Emphasis">financial transparency reforms</text:span> (e.g. corporate reporting, fiscal openness) are tied to access to multilateral funding, concessional finance, or trade privileges, following models such as the Seville Commitment’s sustainable finance incentives (<text:a xlink:type="simple" xlink:href="https://www.reuters.com/sustainability/sustainable-finance-reporting/how-more-transparent-corporate-governance-could-help-rescue-global-development-2025-07-07/?utm_source=chatgpt.com" text:style-name="Internet_20_link" text:visited-style-name="Visited_20_Internet_20_Link">reuters.com</text:a>).</text:p>
        </text:list-item>
      </text:list>
      <text:h text:style-name="Heading_20_3" text:outline-level="3"><text:span text:style-name="Strong_20_Emphasis">Section 4. Grassroots Mobilization &amp; Participatory Drafting</text:span></text:h>
      <text:list xml:id="list716350416" text:style-name="L4">
        <text:list-item>
          <text:p text:style-name="P4">Citizens, civil society, and academics are mobilized globally to participate in online deliberations, petitions, and rights-proposal campaigns—a process akin to Mexico City’s crowdsourced constitution experience (<text:a xlink:type="simple" xlink:href="https://www.gmfus.org/gmf-cities/democracy-actions-cities/crowd-sourcing-constitution?utm_source=chatgpt.com" text:style-name="Internet_20_link" text:visited-style-name="Visited_20_Internet_20_Link">gmfus.org</text:a>).</text:p>
        </text:list-item>
        <text:list-item>
          <text:p text:style-name="P4">Thousands of citizens produce proposals and sign petitions, which carry weight in the drafting of future treaties or referenda.</text:p>
        </text:list-item>
      </text:list>
      <text:h text:style-name="Heading_20_3" text:outline-level="3"><text:soft-page-break/><text:span text:style-name="Strong_20_Emphasis">Section 5. Citizen-Legislator Hybrid Convention</text:span></text:h>
      <text:list xml:id="list1271613187" text:style-name="L5">
        <text:list-item>
          <text:p text:style-name="P5">Combining both <text:span text:style-name="Strong_20_Emphasis">government representatives</text:span> and <text:span text:style-name="Strong_20_Emphasis">citizen delegates</text:span>, a global Constitutional Convention is convened.</text:p>
        </text:list-item>
        <text:list-item>
          <text:p text:style-name="P5">Success of such mixed models is supported by community commentary and pilot federations; Reddit-based constitutional discussions highlight a third “in‑between” strategy as most viable (<text:a xlink:type="simple" xlink:href="https://www.reddit.com/r/EuropeanFederalists/comments/jmzzc9?utm_source=chatgpt.com" text:style-name="Internet_20_link" text:visited-style-name="Visited_20_Internet_20_Link">reddit.com</text:a>, <text:a xlink:type="simple" xlink:href="https://www.reddit.com/r/GlobalTribe/comments/11xu15e?utm_source=chatgpt.com" text:style-name="Internet_20_link" text:visited-style-name="Visited_20_Internet_20_Link">reddit.com</text:a>).</text:p>
        </text:list-item>
      </text:list>
      <text:h text:style-name="Heading_20_3" text:outline-level="3"><text:span text:style-name="Strong_20_Emphasis">Section 6. Layered Ratification Mechanism</text:span></text:h>
      <text:list xml:id="list4250025677" text:style-name="L6">
        <text:list-item>
          <text:p text:style-name="P6">The <text:span text:style-name="Strong_20_Emphasis">Ratification Commission</text:span> campaigns simultaneously to national governments and civil societies.</text:p>
          <text:list>
            <text:list-item>
              <text:p text:style-name="P6">Where governments agree, national ratification begins.</text:p>
            </text:list-item>
            <text:list-item>
              <text:p text:style-name="P6">Where they do not respond or delay, the Commission supports <text:span text:style-name="Strong_20_Emphasis">people’s referenda</text:span> and elections to a Provisional Global Assembly, as recognized in prior Earth Constitution campaigns (<text:a xlink:type="simple" xlink:href="https://worldparliament-gov.org/constitution/the-earth-constitution/?utm_source=chatgpt.com" text:style-name="Internet_20_link" text:visited-style-name="Visited_20_Internet_20_Link">worldparliament-gov.org</text:a>).</text:p>
            </text:list-item>
          </text:list>
        </text:list-item>
      </text:list>
      <text:h text:style-name="Heading_20_3" text:outline-level="3"><text:span text:style-name="Strong_20_Emphasis">Section 7. Global Deliberation &amp; Citizen Juries</text:span></text:h>
      <text:list xml:id="list3304202547" text:style-name="L7">
        <text:list-item>
          <text:p text:style-name="P7">As part of ratification, <text:span text:style-name="Strong_20_Emphasis">citizen juries</text:span> deliberate major questions, with their recommendations published publicly alongside government debates—bolstering legitimacy and input.</text:p>
        </text:list-item>
      </text:list>
      <text:h text:style-name="Heading_20_3" text:outline-level="3"><text:span text:style-name="Strong_20_Emphasis">Section 8. Symbolic Early Adoption Benefits</text:span></text:h>
      <text:list xml:id="list1986041625" text:style-name="L8">
        <text:list-item>
          <text:p text:style-name="P8">Participating countries receive <text:span text:style-name="Strong_20_Emphasis">“Compact Partner” status</text:span>, symbolically reflecting international leadership, and earn <text:span text:style-name="Strong_20_Emphasis">priority access</text:span> to:</text:p>
          <text:list>
            <text:list-item>
              <text:p text:style-name="P8">Global innovation grants,</text:p>
            </text:list-item>
            <text:list-item>
              <text:p text:style-name="P8">Technology-transfer partnerships,</text:p>
            </text:list-item>
            <text:list-item>
              <text:p text:style-name="P8">Sustainable finance and climate adaptation funds,</text:p>
            </text:list-item>
            <text:list-item>
              <text:p text:style-name="P8">Transparent evaluation for preferential trade access via shared standards.</text:p>
            </text:list-item>
          </text:list>
        </text:list-item>
      </text:list>
      <text:h text:style-name="Heading_20_3" text:outline-level="3"><text:span text:style-name="Strong_20_Emphasis">Section 9. Continual Evaluation &amp; Scaling</text:span></text:h>
      <text:list xml:id="list2983351025" text:style-name="L9">
        <text:list-item>
          <text:p text:style-name="P9">The transitional bodies publish annual progress reports—fiscal transparency, ethics oversight compliance, and democratic milestones (e.g. open elections, citizen participation rates).</text:p>
        </text:list-item>
        <text:list-item>
          <text:p text:style-name="P9">Based on performance, the coalition gradually <text:span text:style-name="Strong_20_Emphasis">expands membership</text:span>, encouraging nearby or economically linked states to join the federation.</text:p>
        </text:list-item>
      </text:list>
      <text:h text:style-name="Heading_20_3" text:outline-level="3"><text:span text:style-name="Strong_20_Emphasis">Section 10. Moral &amp; Diplomatic Pressure</text:span></text:h>
      <text:list xml:id="list1701810459" text:style-name="L10">
        <text:list-item>
          <text:p text:style-name="P10">International civil society networks, religious bodies, academia, and global youth movements issue <text:span text:style-name="Strong_20_Emphasis">public pressure</text:span>, demanding democratic, sustainable governance—echoing Posner’s point that citizen demands are critical for such transitions (<text:a xlink:type="simple" xlink:href="https://www.brookings.edu/articles/the-case-for-a-global-constitution/?utm_source=chatgpt.com" text:style-name="Internet_20_link" text:visited-style-name="Visited_20_Internet_20_Link">brookings.edu</text:a>).</text:p>
        </text:list-item>
        <text:list-item>
          <text:p text:style-name="P10"><text:soft-page-break/>Highly visible early adoption by respected states raises normative pressure on others to align.</text:p>
        </text:list-item>
      </text:list>
      <text:p text:style-name="Horizontal_20_Line"/>
      <text:h text:style-name="Heading_20_3" text:outline-level="3">🧭 <text:span text:style-name="Strong_20_Emphasis">Why This Path Work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echanism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ilot federations &amp; UNPA</text:span></text:p>
          </table:table-cell>
          <table:table-cell table:style-name="Table1.A1" office:value-type="string">
            <text:p text:style-name="Table_20_Contents">Proof-of-concept while building inside existing multilateral structur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inancial &amp; tech incentives</text:span></text:p>
          </table:table-cell>
          <table:table-cell table:style-name="Table1.A1" office:value-type="string">
            <text:p text:style-name="Table_20_Contents">Offer tangible benefit to early adopte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clusive drafting &amp; citizen process</text:span></text:p>
          </table:table-cell>
          <table:table-cell table:style-name="Table1.A1" office:value-type="string">
            <text:p text:style-name="Table_20_Contents">Build legitimacy, trust, and democratic ownership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ymbolic recognition + preferential access</text:span></text:p>
          </table:table-cell>
          <table:table-cell table:style-name="Table1.A1" office:value-type="string">
            <text:p text:style-name="Table_20_Contents">Soft power leverage with low coerc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radual scaling &amp; transparency</text:span></text:p>
          </table:table-cell>
          <table:table-cell table:style-name="Table1.A1" office:value-type="string">
            <text:p text:style-name="Table_20_Contents">Demonstrate success, discourage defec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ral pressure &amp; civic mobilization</text:span></text:p>
          </table:table-cell>
          <table:table-cell table:style-name="Table1.A1" office:value-type="string">
            <text:p text:style-name="Table_20_Contents">Drive bottom-up demand, complement top-down diplomacy</text:p>
          </table:table-cell>
        </table:table-row>
      </table:table>
      <text:p text:style-name="Text_20_body">This layered and inclusive adoption path integrates both governmental institutions and global civil society, offering practical incentives while aligning with constitutional legitimacy and the no-single-leader ethos embedded in the ethics round table and enforcement institutions.</text:p>
      <text:p text:style-name="Text_20_body">Let me know if you’d like sample declaration templates, a detailed roll‑out timeline, or draft language for incentive treati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Glen</meta:initial-creator>
    <meta:creation-date>2025-07-31T17:35:07.446926853</meta:creation-date>
    <dc:date>2025-07-31T17:35:22.120191349</dc:date>
    <dc:creator>Peter Glen</dc:creator>
    <meta:editing-duration>PT16S</meta:editing-duration>
    <meta:editing-cycles>1</meta:editing-cycles>
    <meta:document-statistic meta:table-count="1" meta:image-count="0" meta:object-count="0" meta:page-count="3" meta:paragraph-count="52" meta:word-count="700" meta:character-count="5317" meta:non-whitespace-character-count="4699"/>
    <meta:generator>LibreOffice/7.3.7.2$Linux_X86_64 LibreOffice_project/30$Build-2</meta:generator>
  </office:meta>
</office:document-meta>
</file>